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TIXMathJax Main" svg:font-family="'STIXMathJax Main'"/>
    <style:font-face style:name="var jp-content-font-family" svg:font-family="'var jp-content-font-family'"/>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font-name="var jp-content-font-family" fo:font-size="10.5pt" fo:letter-spacing="normal" fo:font-style="normal" fo:font-weight="normal" fo:background-color="transparent" loext:padding="0in" loext:border="none"/>
    </style:style>
    <style:style style:name="P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fo:letter-spacing="normal" fo:background-color="transparent" loext:padding="0in" loext:border="none"/>
    </style:style>
    <style:style style:name="P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fo:letter-spacing="normal" fo:background-color="transparent" loext:padding="0in" loext:border="none"/>
    </style:style>
    <style:style style:name="P4" style:family="paragraph" style:parent-style-name="Text_20_body">
      <style:paragraph-properties fo:margin-top="0in" fo:margin-bottom="0in" loext:contextual-spacing="false" fo:orphans="2" fo:widows="2"/>
      <style:text-properties fo:font-variant="normal" fo:text-transform="none" fo:color="#000000" fo:letter-spacing="normal" officeooo:paragraph-rsid="000070b3" fo:background-color="transparent" loext:padding="0in" loext:border="none"/>
    </style:style>
    <style:style style:name="P5" style:family="paragraph" style:parent-style-name="Text_20_body">
      <style:paragraph-properties fo:margin-top="0in" fo:margin-bottom="0in" loext:contextual-spacing="false" fo:text-align="center" style:justify-single-word="false" fo:orphans="2" fo:widows="2"/>
    </style:style>
    <style:style style:name="P6" style:family="paragraph" style:parent-style-name="Heading_20_3">
      <style:text-properties fo:font-variant="normal" fo:text-transform="none" fo:color="#000000" style:font-name="var jp-content-font-family" fo:font-size="10.5pt" fo:letter-spacing="normal" fo:font-style="normal" fo:font-weight="normal" fo:background-color="transparent" loext:padding="0in" loext:border="none"/>
    </style:style>
    <style:style style:name="T1" style:family="text">
      <style:text-properties fo:font-weight="bold"/>
    </style:style>
    <style:style style:name="T2" style:family="text">
      <style:text-properties style:text-line-through-style="none" style:text-line-through-type="none" style:text-underline-style="none" style:text-blinking="false"/>
    </style:style>
    <style:style style:name="T3" style:family="text">
      <style:text-properties style:text-line-through-style="none" style:text-line-through-type="none" style:font-name="var jp-content-font-family" fo:font-size="10.5pt" fo:font-style="normal" style:text-underline-style="none" fo:font-weight="normal" style:text-blinking="false"/>
    </style:style>
    <style:style style:name="T4" style:family="text">
      <style:text-properties style:text-line-through-style="none" style:text-line-through-type="none" style:font-name="var jp-content-font-family" fo:font-size="12pt" fo:font-style="normal" style:text-underline-style="none" fo:font-weight="normal" style:text-blinking="false"/>
    </style:style>
    <style:style style:name="T5" style:family="text">
      <style:text-properties style:text-line-through-style="none" style:text-line-through-type="none" style:font-name="STIXMathJax Main" fo:font-size="12pt" fo:font-style="normal" style:text-underline-style="none" fo:font-weight="normal" style:text-blinking="false"/>
    </style:style>
    <style:style style:name="T6" style:family="text">
      <style:text-properties style:font-name="var jp-content-font-family" fo:font-size="10.5pt" fo:font-style="normal" fo:font-weight="normal"/>
    </style:style>
    <style:style style:name="T7" style:family="text">
      <style:text-properties fo:font-variant="normal" fo:text-transform="none" fo:color="#000000" style:font-name="var jp-content-font-family" fo:font-size="10.5pt" fo:letter-spacing="normal" fo:font-style="normal" fo:font-weight="normal" fo:background-color="transparent" loext:char-shading-value="0" loext:padding="0in" loext:border="none"/>
    </style:style>
    <style:style style:name="T8" style:family="text">
      <style:text-properties fo:font-variant="normal" fo:text-transform="none" fo:color="#000000" style:text-line-through-style="none" style:text-line-through-type="none" style:font-name="var jp-content-font-family" fo:font-size="10.5pt" fo:letter-spacing="normal" fo:font-style="normal" style:text-underline-style="none" fo:font-weight="normal" style:text-blinking="false" fo:background-color="transparent" loext:char-shading-value="0"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3"><text:bookmark text:name="Image-Filter"/>Image Filter</text:h>
      <text:p text:style-name="P1"><text:span text:style-name="T1">How to create a convolved freature from an image ?</text:span><text:line-break/>The image below is a 8x8 matrix of an image's pixels, converted to binary values in the next image(left), where 1 means a white pixel and 0 a black pixel. Later we will find out that typically this is a normalization, these values can actually have different scales. The most common usage is values between 0 and 255 for 8-bit grayscale images.</text:p>
      <text:p text:style-name="P4"><draw:frame draw:style-name="fr1" draw:name="Image1" text:anchor-type="as-char" svg:width="2.0835in" svg:height="2.0835in" draw:z-index="4"><draw:image xlink:href="https://ibm.box.com/shared/static/0s5v7doe2p5xuzifs47bxmmuwrn3kra2.bmp" xlink:type="simple" xlink:show="embed" xlink:actuate="onLoad" loext:mime-type="image/x-MS-bmp"/><svg:title>HTML5 Icon</svg:title></draw:frame></text:p>
      <text:p text:style-name="P4"><text:span text:style-name="T6"/></text:p>
      <text:p text:style-name="P4"><text:span text:style-name="T6">An example of a low resolution image to be recognized.</text:span></text:p>
      <text:p text:style-name="P1">In the below image, with an animation, you can see how the two-dimensional convolution operation would operate on the images. This operation is performed in most of the Deep Learning frameworks in their first phase. We need a sliding windows to create the convolved matrix:</text:p>
      <text:p text:style-name="P2"><text:bookmark text:name="MathJax-Element-3-Frame"/><text:bookmark text:name="MathJax-Span-24"/><text:bookmark text:name="MathJax-Span-25"/><text:bookmark text:name="MathJax-Span-26"/><text:span text:style-name="T2">𝑘</text:span><text:bookmark text:name="MathJax-Span-27"/><text:span text:style-name="T2">𝑒</text:span><text:bookmark text:name="MathJax-Span-28"/><text:span text:style-name="T2">𝑟</text:span><text:bookmark text:name="MathJax-Span-29"/><text:span text:style-name="T2">𝑛</text:span><text:bookmark text:name="MathJax-Span-30"/><text:span text:style-name="T2">𝑒</text:span><text:bookmark text:name="MathJax-Span-31"/><text:span text:style-name="T2">𝑙</text:span><text:bookmark text:name="MathJax-Span-32"/><text:span text:style-name="T5">=</text:span><text:bookmark text:name="MathJax-Span-33"/><text:bookmark text:name="MathJax-Span-34"/><text:span text:style-name="T4"></text:span><text:bookmark text:name="MathJax-Span-35"/><text:bookmark text:name="MathJax-Span-36"/><text:bookmark text:name="MathJax-Span-37"/><text:bookmark text:name="MathJax-Span-38"/><text:span text:style-name="T5">1</text:span><text:bookmark text:name="MathJax-Span-45"/><text:bookmark text:name="MathJax-Span-46"/><text:bookmark text:name="MathJax-Span-47"/><text:span text:style-name="T5">0</text:span><text:bookmark text:name="MathJax-Span-54"/><text:bookmark text:name="MathJax-Span-55"/><text:bookmark text:name="MathJax-Span-56"/><text:span text:style-name="T5">1</text:span><text:bookmark text:name="MathJax-Span-39"/><text:bookmark text:name="MathJax-Span-40"/><text:bookmark text:name="MathJax-Span-41"/><text:span text:style-name="T5">0</text:span><text:bookmark text:name="MathJax-Span-48"/><text:bookmark text:name="MathJax-Span-49"/><text:bookmark text:name="MathJax-Span-50"/><text:span text:style-name="T5">1</text:span><text:bookmark text:name="MathJax-Span-57"/><text:bookmark text:name="MathJax-Span-58"/><text:bookmark text:name="MathJax-Span-59"/><text:span text:style-name="T5">0</text:span><text:bookmark text:name="MathJax-Span-42"/><text:bookmark text:name="MathJax-Span-43"/><text:bookmark text:name="MathJax-Span-44"/><text:span text:style-name="T5">1</text:span><text:bookmark text:name="MathJax-Span-51"/><text:bookmark text:name="MathJax-Span-52"/><text:bookmark text:name="MathJax-Span-53"/><text:span text:style-name="T5">0</text:span><text:bookmark text:name="MathJax-Span-60"/><text:bookmark text:name="MathJax-Span-61"/><text:bookmark text:name="MathJax-Span-62"/><text:span text:style-name="T5">1</text:span><text:bookmark text:name="MathJax-Span-63"/><text:span text:style-name="T4"></text:span><text:bookmark text:name="MathJax-Span-64"/><text:span text:style-name="T3">kernel=[101010101]</text:span></text:p>
      <text:p text:style-name="P1">The sliding window (a.k.a kernel, filter or feature detector) with a preset calculation ([[x1, x0,x1], [x0,x1,x0], [x1,x0,x1]]) goes through the image and creates a new matrix (feature map).</text:p>
      <text:p text:style-name="P3"><draw:frame draw:style-name="fr1" draw:name="Image2" text:anchor-type="as-char" svg:width="4.6874in" svg:height="3.1252in" draw:z-index="0"><draw:image xlink:href="https://ibm.box.com/shared/static/fvutcm8jwa5j2o7xv2zzqyz2yu3zwhz4.gif" xlink:type="simple" xlink:show="embed" xlink:actuate="onLoad" loext:mime-type="image/gif"/><svg:title>HTML5 Icon</svg:title></draw:frame></text:p>
      <text:p text:style-name="P5"><text:span text:style-name="T7">Animations showing how a kernel interact with a matrix representing an image. </text:span><text:a xlink:type="simple" xlink:href="http://cs231n.github.io/convolutional-networks/" office:target-frame-name="_blank" xlink:show="new" text:style-name="Internet_20_link" text:visited-style-name="Visited_20_Internet_20_Link"><text:span text:style-name="T8">ref</text:span></text:a></text:p>
      <text:p text:style-name="P1">In the example above we used a 3×3 filter (5x5 could also be used, but would be too complex). The values from the filter were multiplied element-wise with the original matrix <text:soft-page-break/>(input image), then summed up. To get the full convolved matrix, the algorithm keep repeating this small procedure for each element by sliding the filter over the whole original matrix.</text:p>
      <text:p text:style-name="P3"><draw:frame draw:style-name="fr1" draw:name="Image3" text:anchor-type="as-char" svg:width="5.2083in" svg:height="2.0835in" draw:z-index="1"><draw:image xlink:href="https://ibm.box.com/shared/static/7maczejdeej0qoz3pzkysw0y8qb70g2h.png" xlink:type="simple" xlink:show="embed" xlink:actuate="onLoad" loext:mime-type="image/png"/><svg:title>HTML5 Icon</svg:title></draw:frame></text:p>
      <text:p text:style-name="P5"><text:span text:style-name="T7">Illustration of the operation for one position of the kernel. </text:span><text:a xlink:type="simple" xlink:href="http://colah.github.io/posts/2014-07-Understanding-Convolutions/" office:target-frame-name="_blank" xlink:show="new" text:style-name="Internet_20_link" text:visited-style-name="Visited_20_Internet_20_Link"><text:span text:style-name="T8">ref</text:span></text:a></text:p>
      <text:p text:style-name="P1">Just like the referenced example, we can think of a one-dimensional convolution as sliding function (1x1 or 1x2 filter) multiplying and adding on top of an array (1 dimensional array, instead of the original matrix).</text:p>
      <text:p text:style-name="P1"><text:span text:style-name="T1">What is the output of applying a kernel on an image?</text:span><text:line-break/>The famous GIMP (Open Source Image Editor) has an explanation about the convolution operation applied to images that can help us understand how Neural Networks will interact with this tool.</text:p>
      <text:p text:style-name="P3"><draw:frame draw:style-name="fr1" draw:name="Image4" text:anchor-type="as-char" svg:width="7.2917in" svg:height="3.6457in" draw:z-index="2"><draw:image xlink:href="https://ibm.box.com/shared/static/wixvbo9pk0f6r6ln879ah9jjo0ua0fo5.png" xlink:type="simple" xlink:show="embed" xlink:actuate="onLoad" loext:mime-type="image/png"/><svg:title>HTML5 Icon</svg:title></draw:frame></text:p>
      <text:p text:style-name="P5"><text:span text:style-name="T7">Applying the left kernel to the image will result into a blur effect. </text:span><text:a xlink:type="simple" xlink:href="http://colah.github.io/posts/2014-07-Understanding-Convolutions/" office:target-frame-name="_blank" xlink:show="new" text:style-name="Internet_20_link" text:visited-style-name="Visited_20_Internet_20_Link"><text:span text:style-name="T8">ref</text:span></text:a></text:p>
      <text:p text:style-name="P1">Well, this is very good if you want nice effects for your social media photos, but in the field of computer vision you need detailed patterns (remember feature learning) that are almost erased using a kernel like that. A more suitable example would be the Kernel/filter that shows edges from photos (the first recognizable feature of an image).</text:p>
      <text:p text:style-name="P1"><text:soft-page-break/><text:span text:style-name="T1">Lets try another kernel:</text:span><text:line-break/>Taking the values −1 and 1 on two adjacent pixels and zero everywhere else for the kernel, results in the following image. That is, we subtract two adjacent pixels. When side by side pixels are similar, this gives us approximately zero. On edges, however, adjacent pixels are very different in the direction perpendicular to the edge. Knowing that results differs from zero will result in brighter pixels, you can already guess the result of this type of kernel.</text:p>
      <text:p text:style-name="P3"><draw:frame draw:style-name="fr1" draw:name="Image5" text:anchor-type="as-char" svg:width="7.2917in" svg:height="3.6457in" draw:z-index="3"><draw:image xlink:href="https://ibm.box.com/shared/static/z673yijcsfqs5rd8auc1dwmtkejyizv0.png" xlink:type="simple" xlink:show="embed" xlink:actuate="onLoad" loext:mime-type="image/png"/><svg:title>HTML5 Icon</svg:title></draw:frame></text:p>
      <text:p text:style-name="P5"><text:span text:style-name="T7">Applying the new left kernel to the image will result into a edge detection, this output is normally useful for the initial layers of a CNN. </text:span><text:a xlink:type="simple" xlink:href="http://colah.github.io/posts/2014-07-Understanding-Convolutions/" office:target-frame-name="_blank" xlink:show="new" text:style-name="Internet_20_link" text:visited-style-name="Visited_20_Internet_20_Link"><text:span text:style-name="T8">ref</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TIXMathJax Main" svg:font-family="'STIXMathJax Main'"/>
    <style:font-face style:name="var jp-content-font-family" svg:font-family="'var jp-content-font-family'"/>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4.2$Windows_X86_64 LibreOffice_project/2412653d852ce75f65fbfa83fb7e7b669a126d64</meta:generator>
    <dc:date>2019-08-05T17:56:13.403000000</dc:date>
    <meta:editing-duration>PT3M19S</meta:editing-duration>
    <meta:editing-cycles>1</meta:editing-cycles>
    <meta:document-statistic meta:table-count="0" meta:image-count="5" meta:object-count="0" meta:page-count="3" meta:paragraph-count="20" meta:word-count="510" meta:character-count="2978" meta:non-whitespace-character-count="2493"/>
  </office:meta>
</office:document-meta>
</file>